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6cm" svg:height="9.002cm" svg:x="6.337cm" svg:y="0.67cm">
            <draw:object draw:notify-on-update-of-ranges="Лист1.A1:Лист1.A1 Лист1.A2:Лист1.A12 Лист1.B2:Лист1.B12 Лист1.A2:Лист1.A12 Лист1.A2:Лист1.A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562" calcext:value-type="float">
            <text:p>0.857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034" calcext:value-type="float">
            <text:p>2.000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7747" calcext:value-type="float">
            <text:p>2.977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6997" calcext:value-type="float">
            <text:p>3.469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4205" calcext:value-type="float">
            <text:p>4.642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0643" calcext:value-type="float">
            <text:p>5.106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23684" calcext:value-type="float">
            <text:p>5.236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7658" calcext:value-type="float">
            <text:p>5.676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3986" calcext:value-type="float">
            <text:p>6.39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78731" calcext:value-type="float">
            <text:p>6.787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2036" calcext:value-type="float">
            <text:p>7.320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o" fo:country="S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o" fo:country="S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1:09:01.959956563</meta:creation-date>
    <dc:date>2021-05-27T12:22:43.060793507</dc:date>
    <meta:editing-duration>PT1H3M21S</meta:editing-duration>
    <meta:editing-cycles>1</meta:editing-cycles>
    <meta:document-statistic meta:table-count="1" meta:cell-count="2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" loext:regression-extrapolate-backward="1" loext:regression-force-intercept="false" loext:regression-intercept-value="0" chart:regression-type="linear"/>
      <style:graphic-properties svg:stroke-width="0.1cm" svg:stroke-color="#004586"/>
    </style:style>
    <style:style style:name="ch10" style:family="chart" style:data-style-name="N4">
      <style:chart-properties loext:regression-x-name="p" loext:regression-y-name="speedup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2" loext:regression-extrapolate-backward="1" loext:regression-force-intercept="false" loext:regression-intercept-value="0" chart:regression-type="linear"/>
      <style:graphic-properties svg:stroke-width="0.1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scatter" chart:style-name="ch1">
        <chart:legend chart:legend-position="end" svg:x="11.112cm" svg:y="3.455cm" style:legend-expansion="high" chart:style-name="ch2"/>
        <chart:plot-area chart:style-name="ch3" table:cell-range-address="Лист1.A1:Лист1.A12 Лист1.B2:Лист1.B12" chart:data-source-has-labels="row" svg:x="0.32cm" svg:y="0.18cm" svg:width="10.472cm" svg:height="8.643cm">
          <chartooo:coordinate-region svg:x="0.756cm" svg:y="0.829cm" svg:width="9.229cm" svg:height="7.347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x" chart:name="secondary-x" chart:style-name="ch7"/>
          <chart:axis chart:dimension="y" chart:name="primary-y" chart:style-name="ch4">
            <chart:grid chart:style-name="ch5" chart:class="major"/>
            <chart:grid chart:style-name="ch6" chart:class="minor"/>
          </chart:axis>
          <chart:axis chart:dimension="y" chart:name="secondary-y" chart:style-name="ch7"/>
          <chart:series chart:attached-axis="primary-y" chart:style-name="ch8" chart:values-cell-range-address="Лист1.B2:Лист1.B12" chart:class="chart:scatter">
            <chart:domain table:cell-range-address="Лист1.A2:Лист1.A12"/>
            <chart:regression-curve chart:style-name="ch9">
              <chart:equation chart:display-equation="true" chart:display-r-square="false" chart:style-name="ch10"/>
            </chart:regression-curve>
            <chart:data-point chart:repeated="11"/>
          </chart:series>
          <chart:series chart:attached-axis="primary-y" chart:style-name="ch11" chart:values-cell-range-address="Лист1.A2:Лист1.A12" loext:label-string="линейный" chart:class="chart:scatter">
            <chart:regression-curve chart:style-name="ch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линейный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12</svg:desc>
                </draw:g>
              </table:table-cell>
              <table:table-cell office:value-type="float" office:value="0.857562">
                <text:p>0.857562</text:p>
                <draw:g>
                  <svg:desc>Лист1.B2:Лист1.B12</svg:desc>
                </draw:g>
              </table:table-cell>
              <table:table-cell office:value-type="float" office:value="1">
                <text:p>1</text:p>
                <draw:g>
                  <svg:desc>Лист1.A2:Лист1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0034">
                <text:p>2.00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7747">
                <text:p>2.97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46997">
                <text:p>3.469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64205">
                <text:p>4.642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10643">
                <text:p>5.106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23684">
                <text:p>5.236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67658">
                <text:p>5.676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3986">
                <text:p>6.39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78731">
                <text:p>6.787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32036">
                <text:p>7.32036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